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vertical-align="middle" fo:min-height="19.34cm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7.65cm" fo:min-width="23.6cm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8.85cm" fo:min-width="3.5cm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2.5cm"/>
    </style:style>
    <style:style style:name="gr5" style:family="graphic" style:parent-style-name="standard">
      <style:graphic-properties svg:stroke-color="#000000" draw:fill-color="#ffffff" draw:textarea-horizontal-align="justify" draw:textarea-vertical-align="middle" draw:auto-grow-height="false" fo:min-height="0.76cm" fo:min-width="2.5cm"/>
    </style:style>
    <style:style style:name="gr6" style:family="graphic" style:parent-style-name="standard">
      <style:graphic-properties svg:stroke-color="#000000" draw:fill-color="#ffffff" draw:textarea-horizontal-align="justify" draw:textarea-vertical-align="middle" draw:auto-grow-height="false" fo:min-height="0.75cm" fo:min-width="2.5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8" style:family="graphic" style:parent-style-name="standard">
      <style:graphic-properties draw:stroke="none" svg:stroke-color="#000000" draw:fill="none" draw:fill-color="#ffffff" fo:min-height="1.85cm"/>
    </style:style>
    <style:style style:name="gr9" style:family="graphic" style:parent-style-name="standard">
      <style:graphic-properties svg:stroke-color="#000000" draw:fill-color="#ffffff" draw:textarea-horizontal-align="justify" draw:textarea-vertical-align="middle" draw:auto-grow-height="false" fo:min-height="2.75cm" fo:min-width="3.5cm"/>
    </style:style>
    <style:style style:name="gr10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4.5cm"/>
    </style:style>
    <style:style style:name="gr11" style:family="graphic" style:parent-style-name="standard">
      <style:graphic-properties svg:stroke-color="#000000" draw:fill-color="#ffffff" draw:textarea-horizontal-align="justify" draw:textarea-vertical-align="middle" draw:auto-grow-height="false" fo:min-height="1.75cm" fo:min-width="3.5cm"/>
    </style:style>
    <style:style style:name="gr12" style:family="graphic" style:parent-style-name="standard">
      <style:graphic-properties draw:stroke="none" svg:stroke-color="#000000" draw:fill="none" draw:fill-color="#ffffff" fo:min-height="1.05cm"/>
    </style:style>
    <style:style style:name="gr13" style:family="graphic" style:parent-style-name="standard">
      <style:graphic-properties draw:stroke="none" svg:stroke-color="#000000" draw:fill="none" draw:fill-color="#ffffff" fo:min-height="0.712cm"/>
    </style:style>
    <style:style style:name="gr14" style:family="graphic" style:parent-style-name="standard">
      <style:graphic-properties draw:stroke="none" svg:stroke-color="#000000" draw:fill="none" draw:fill-color="#ffffff" fo:min-height="0.312cm"/>
    </style:style>
    <style:style style:name="gr15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.6cm"/>
    </style:style>
    <style:style style:name="gr16" style:family="graphic" style:parent-style-name="standard">
      <style:graphic-properties draw:stroke="solid"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7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svg:stroke-width="0.035cm" svg:stroke-color="#000000" draw:marker-start="Arrow" draw:marker-start-width="0.252cm" draw:marker-end="" draw:marker-end-width="0.252cm" draw:textarea-vertical-align="middle" fo:padding-top="0.142cm" fo:padding-bottom="0.142cm" fo:padding-left="0.267cm" fo:padding-right="0.267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0" style:family="graphic" style:parent-style-name="standard">
      <style:graphic-properties svg:stroke-width="0.035cm" svg:stroke-color="#000000" draw:marker-start-width="0.252cm" draw:marker-end="Arrow" draw:marker-end-width="0.252cm" draw:textarea-vertical-align="middle" fo:padding-top="0.142cm" fo:padding-bottom="0.142cm" fo:padding-left="0.267cm" fo:padding-right="0.267cm"/>
    </style:style>
    <style:style style:name="gr21" style:family="graphic" style:parent-style-name="standard">
      <style:graphic-properties draw:stroke="none" svg:stroke-color="#000000" draw:fill="none" draw:fill-color="#ffffff" draw:textarea-vertical-align="middle" fo:min-height="1.238cm"/>
    </style:style>
    <style:style style:name="gr22" style:family="graphic" style:parent-style-name="standard">
      <style:graphic-properties svg:stroke-width="0.035cm" svg:stroke-color="#000000" draw:marker-start-width="0.252cm" draw:marker-end-width="0.252cm" draw:fill-color="#ffffff" draw:textarea-horizontal-align="justify" draw:textarea-vertical-align="middle" draw:auto-grow-height="false" fo:min-height="0.75cm" fo:min-width="1.824cm" fo:padding-top="0.142cm" fo:padding-bottom="0.142cm" fo:padding-left="0.267cm" fo:padding-right="0.267cm"/>
    </style:style>
    <style:style style:name="gr2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6.313cm" fo:min-width="21.296cm" fo:padding-top="0.151cm" fo:padding-bottom="0.151cm" fo:padding-left="0.276cm" fo:padding-right="0.276cm"/>
    </style:style>
    <style:style style:name="gr2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266cm" fo:min-width="4.877cm" fo:padding-top="0.151cm" fo:padding-bottom="0.151cm" fo:padding-left="0.276cm" fo:padding-right="0.276cm"/>
    </style:style>
    <style:style style:name="gr2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11cm" fo:min-width="5.274cm" fo:padding-top="0.151cm" fo:padding-bottom="0.151cm" fo:padding-left="0.276cm" fo:padding-right="0.276cm"/>
    </style:style>
    <style:style style:name="gr2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511cm" fo:min-width="4.612cm" fo:padding-top="0.151cm" fo:padding-bottom="0.151cm" fo:padding-left="0.276cm" fo:padding-right="0.276cm"/>
    </style:style>
    <style:style style:name="gr27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3.323cm" fo:min-width="4.612cm" fo:padding-top="0.151cm" fo:padding-bottom="0.151cm" fo:padding-left="0.276cm" fo:padding-right="0.276cm"/>
    </style:style>
    <style:style style:name="gr2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435cm" fo:min-width="5.274cm" fo:padding-top="0.151cm" fo:padding-bottom="0.151cm" fo:padding-left="0.276cm" fo:padding-right="0.276cm"/>
    </style:style>
    <style:style style:name="gr29" style:family="graphic" style:parent-style-name="standard">
      <style:graphic-properties draw:stroke="none" svg:stroke-color="#000000" draw:fill="none" draw:fill-color="#ffffff" fo:min-height="4.734cm"/>
    </style:style>
    <style:style style:name="gr3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4.744cm" fo:padding-top="0.151cm" fo:padding-bottom="0.151cm" fo:padding-left="0.276cm" fo:padding-right="0.276cm"/>
    </style:style>
    <style:style style:name="gr3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68cm" fo:min-width="2.758cm" fo:padding-top="0.151cm" fo:padding-bottom="0.151cm" fo:padding-left="0.276cm" fo:padding-right="0.276cm"/>
    </style:style>
    <style:style style:name="gr32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33" style:family="graphic" style:parent-style-name="objectwithoutfill">
      <style:graphic-properties svg:stroke-width="0.106cm" draw:marker-start="Arrow" draw:marker-start-width="0.459cm" draw:marker-end="Arrow" draw:marker-end-width="0.459cm" draw:fill="none" draw:textarea-vertical-align="middle" fo:padding-top="0.178cm" fo:padding-bottom="0.178cm" fo:padding-left="0.303cm" fo:padding-right="0.303cm"/>
    </style:style>
    <style:style style:name="gr34" style:family="graphic" style:parent-style-name="standard">
      <style:graphic-properties svg:stroke-width="0.053cm" svg:stroke-color="#000000" draw:marker-start="Arrow" draw:marker-start-width="0.379cm" draw:marker-end-width="0.279cm" draw:textarea-vertical-align="middle" fo:padding-top="0.151cm" fo:padding-bottom="0.151cm" fo:padding-left="0.276cm" fo:padding-right="0.276cm"/>
    </style:style>
    <style:style style:name="gr35" style:family="graphic" style:parent-style-name="standard">
      <style:graphic-properties svg:stroke-width="0.053cm" svg:stroke-color="#000000" draw:marker-start-width="0.279cm" draw:marker-end-width="0.279cm" draw:textarea-vertical-align="middle" fo:padding-top="0.151cm" fo:padding-bottom="0.151cm" fo:padding-left="0.276cm" fo:padding-right="0.276cm"/>
    </style:style>
    <style:style style:name="gr36" style:family="graphic" style:parent-style-name="objectwithoutfill">
      <style:graphic-properties svg:stroke-width="0.053cm" draw:marker-start-width="0.279cm" draw:marker-end="Arrow" draw:marker-end-width="0.379cm" draw:fill="none" draw:textarea-vertical-align="middle" fo:padding-top="0.151cm" fo:padding-bottom="0.151cm" fo:padding-left="0.276cm" fo:padding-right="0.276cm"/>
    </style:style>
    <style:style style:name="gr37" style:family="graphic" style:parent-style-name="standard">
      <style:graphic-properties svg:stroke-color="#000000" draw:marker-start="Arrow" draw:marker-start-width="0.3cm" draw:textarea-vertical-align="middle"/>
    </style:style>
    <style:style style:name="gr38" style:family="graphic" style:parent-style-name="objectwithoutfill">
      <style:graphic-properties draw:marker-end="Arrow" draw:marker-end-width="0.3cm" draw:fill="none" draw:textarea-vertical-align="middle"/>
    </style:style>
    <style:style style:name="gr39" style:family="graphic" style:parent-style-name="standard">
      <style:graphic-properties draw:stroke="none" svg:stroke-color="#000000" draw:fill="none" draw:fill-color="#ffffff" fo:min-height="0.595cm"/>
    </style:style>
    <style:style style:name="gr40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7.446cm" fo:min-width="23.547cm" fo:padding-top="0.151cm" fo:padding-bottom="0.151cm" fo:padding-left="0.276cm" fo:padding-right="0.276cm"/>
    </style:style>
    <style:style style:name="gr4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4.612cm" fo:padding-top="0.151cm" fo:padding-bottom="0.151cm" fo:padding-left="0.276cm" fo:padding-right="0.276cm"/>
    </style:style>
    <style:style style:name="gr4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058cm" fo:min-width="5.274cm" fo:padding-top="0.151cm" fo:padding-bottom="0.151cm" fo:padding-left="0.276cm" fo:padding-right="0.276cm"/>
    </style:style>
    <style:style style:name="gr4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133cm" fo:min-width="5.274cm" fo:padding-top="0.151cm" fo:padding-bottom="0.151cm" fo:padding-left="0.276cm" fo:padding-right="0.276cm"/>
    </style:style>
    <style:style style:name="gr4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0.271cm" fo:min-width="4.612cm" fo:padding-top="0.151cm" fo:padding-bottom="0.151cm" fo:padding-left="0.276cm" fo:padding-right="0.276cm"/>
    </style:style>
    <style:style style:name="gr45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4.612cm" fo:padding-top="0.151cm" fo:padding-bottom="0.151cm" fo:padding-left="0.276cm" fo:padding-right="0.276cm"/>
    </style:style>
    <style:style style:name="gr46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284cm" fo:min-width="5.278cm" fo:padding-top="0.151cm" fo:padding-bottom="0.151cm" fo:padding-left="0.276cm" fo:padding-right="0.276cm"/>
    </style:style>
    <style:style style:name="gr47" style:family="graphic" style:parent-style-name="objectwithoutfill">
      <style:graphic-properties svg:stroke-width="0.018cm" draw:marker-start="Arrow" draw:marker-start-width="0.227cm" draw:marker-end="Arrow" draw:marker-end-width="0.327cm" draw:fill="none" draw:textarea-vertical-align="middle" fo:padding-top="0.134cm" fo:padding-bottom="0.134cm" fo:padding-left="0.259cm" fo:padding-right="0.259cm"/>
    </style:style>
    <style:style style:name="gr48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27cm" fo:min-width="4.612cm" fo:padding-top="0.151cm" fo:padding-bottom="0.151cm" fo:padding-left="0.276cm" fo:padding-right="0.276cm"/>
    </style:style>
    <style:style style:name="gr49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1.827cm" fo:min-width="5.278cm" fo:padding-top="0.151cm" fo:padding-bottom="0.151cm" fo:padding-left="0.276cm" fo:padding-right="0.276cm"/>
    </style:style>
    <style:style style:name="gr50" style:family="graphic" style:parent-style-name="objectwithoutfill">
      <style:graphic-properties draw:marker-start="Arrow" draw:marker-end="" draw:marker-end-width="0.3cm" draw:fill="none" draw:textarea-vertical-align="middle"/>
    </style:style>
    <style:style style:name="gr51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6.646cm" fo:min-width="22.355cm" fo:padding-top="0.151cm" fo:padding-bottom="0.151cm" fo:padding-left="0.276cm" fo:padding-right="0.276cm"/>
    </style:style>
    <style:style style:name="gr52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327cm" fo:min-width="4.758cm" fo:padding-top="0.151cm" fo:padding-bottom="0.151cm" fo:padding-left="0.276cm" fo:padding-right="0.276cm"/>
    </style:style>
    <style:style style:name="gr53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327cm" fo:min-width="5.278cm" fo:padding-top="0.151cm" fo:padding-bottom="0.151cm" fo:padding-left="0.276cm" fo:padding-right="0.276cm"/>
    </style:style>
    <style:style style:name="gr54" style:family="graphic" style:parent-style-name="standard">
      <style:graphic-properties svg:stroke-width="0.053cm" svg:stroke-color="#000000" draw:marker-start-width="0.279cm" draw:marker-end-width="0.279cm" draw:fill-color="#ffffff" draw:textarea-horizontal-align="justify" draw:textarea-vertical-align="middle" draw:auto-grow-height="false" fo:min-height="2.568cm" fo:min-width="5.274cm" fo:padding-top="0.151cm" fo:padding-bottom="0.151cm" fo:padding-left="0.276cm" fo:padding-right="0.276cm"/>
    </style:style>
    <style:style style:name="P1" style:family="paragraph">
      <style:paragraph-properties fo:text-align="center"/>
      <style:text-properties fo:font-size="36.2999992370605pt"/>
    </style:style>
    <style:style style:name="P2" style:family="paragraph">
      <loext:graphic-properties draw:fill="none" draw:fill-color="#ffffff"/>
      <style:paragraph-properties fo:text-align="center"/>
      <style:text-properties style:font-name="Liberation Serif1" fo:font-size="36.2999992370605pt" style:font-size-asian="48pt" style:font-size-complex="48pt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loext:graphic-properties draw:fill-color="#ffffff"/>
      <style:paragraph-properties fo:text-align="center"/>
      <style:text-properties fo:font-size="13.6000003814697pt"/>
    </style:style>
    <style:style style:name="P5" style:family="paragraph">
      <style:paragraph-properties fo:text-align="center"/>
      <style:text-properties fo:font-size="13.6000003814697pt"/>
    </style:style>
    <style:style style:name="P6" style:family="paragraph">
      <style:paragraph-properties fo:text-align="center"/>
    </style:style>
    <style:style style:name="P7" style:family="paragraph">
      <style:text-properties fo:font-size="14pt" style:font-size-asian="14pt" style:font-size-complex="14pt"/>
    </style:style>
    <style:style style:name="P8" style:family="paragraph">
      <loext:graphic-properties draw:fill="none" draw:fill-color="#ffffff"/>
      <style:text-properties fo:font-size="14pt" style:font-size-asian="14pt" style:font-size-complex="14pt"/>
    </style:style>
    <style:style style:name="P9" style:family="paragraph">
      <style:text-properties fo:font-size="8pt" fo:font-weight="bold" style:font-size-asian="8pt" style:font-weight-asian="bold" style:font-size-complex="8pt" style:font-weight-complex="bold"/>
    </style:style>
    <style:style style:name="P10" style:family="paragraph">
      <loext:graphic-properties draw:fill="none" draw:fill-color="#ffffff"/>
      <style:text-properties fo:font-size="8pt" fo:font-weight="bold" style:font-size-asian="8pt" style:font-weight-asian="bold" style:font-size-complex="8pt" style:font-weight-complex="bold"/>
    </style:style>
    <style:style style:name="P11" style:family="paragraph">
      <loext:graphic-properties draw:fill="none" draw:fill-color="#ffffff"/>
    </style:style>
    <style:style style:name="P12" style:family="paragraph">
      <style:text-properties fo:font-size="10pt" style:font-size-asian="10pt" style:font-size-complex="10pt"/>
    </style:style>
    <style:style style:name="P13" style:family="paragraph">
      <loext:graphic-properties draw:fill="none" draw:fill-color="#ffffff"/>
      <style:text-properties fo:font-size="10pt" style:font-size-asian="10pt" style:font-size-complex="10pt"/>
    </style:style>
    <style:style style:name="P14" style:family="paragraph">
      <style:paragraph-properties fo:text-align="center"/>
      <style:text-properties fo:font-size="33.2000007629395pt"/>
    </style:style>
    <style:style style:name="P15" style:family="paragraph">
      <loext:graphic-properties draw:fill="none" draw:fill-color="#ffffff"/>
      <style:paragraph-properties fo:text-align="center"/>
      <style:text-properties style:font-name="Liberation Serif1" fo:font-size="33.2000007629395pt" style:font-size-asian="44pt" style:font-size-complex="44pt"/>
    </style:style>
    <style:style style:name="P16" style:family="paragraph">
      <loext:graphic-properties draw:fill-color="#ffffff"/>
      <style:paragraph-properties fo:text-align="center"/>
      <style:text-properties fo:color="#ffffff"/>
    </style:style>
    <style:style style:name="P17" style:family="paragraph">
      <loext:graphic-properties draw:fill-color="#ffffff"/>
      <style:paragraph-properties fo:text-align="center"/>
      <style:text-properties fo:font-size="13.6000003814697pt" style:font-size-asian="18pt" style:font-size-complex="18pt"/>
    </style:style>
    <style:style style:name="P18" style:family="paragraph">
      <style:text-properties fo:font-size="36.2999992370605pt"/>
    </style:style>
    <style:style style:name="P19" style:family="paragraph">
      <loext:graphic-properties draw:fill="none" draw:fill-color="#ffffff"/>
      <style:text-properties fo:font-size="36.2999992370605pt" style:font-size-asian="48pt" style:font-size-complex="48pt"/>
    </style:style>
    <style:style style:name="P20" style:family="paragraph">
      <loext:graphic-properties draw:fill="none"/>
      <style:paragraph-properties fo:text-align="center"/>
    </style:style>
    <style:style style:name="P21" style:family="paragraph">
      <style:text-properties fo:font-size="16.6000003814697pt"/>
    </style:style>
    <style:style style:name="P22" style:family="paragraph">
      <loext:graphic-properties draw:fill="none" draw:fill-color="#ffffff"/>
      <style:text-properties fo:font-size="16.6000003814697pt" style:font-size-asian="22pt" style:font-size-complex="22pt"/>
    </style:style>
    <style:style style:name="P23" style:family="paragraph">
      <style:paragraph-properties fo:text-align="center"/>
      <style:text-properties fo:font-size="10.6000003814697pt"/>
    </style:style>
    <style:style style:name="P24" style:family="paragraph">
      <loext:graphic-properties draw:fill-color="#ffffff"/>
      <style:paragraph-properties fo:text-align="center"/>
      <style:text-properties fo:font-size="10.6000003814697pt" style:font-size-asian="14pt" style:font-size-complex="14pt"/>
    </style:style>
    <style:style style:name="P25" style:family="paragraph">
      <loext:graphic-properties draw:fill-color="#ffffff"/>
      <style:paragraph-properties fo:text-align="center"/>
      <style:text-properties fo:font-size="10.6000003814697pt" style:font-size-asian="18pt" style:font-size-complex="18pt"/>
    </style:style>
    <style:style style:name="T1" style:family="text">
      <style:text-properties style:font-name="Liberation Serif1" fo:font-size="48pt" style:font-size-asian="48pt" style:font-size-complex="48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bold" style:font-size-asian="8pt" style:font-weight-asian="bold" style:font-size-complex="8pt" style:font-weight-complex="bold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font-name="Liberation Serif1" fo:font-size="44pt" style:font-size-asian="44pt" style:font-size-complex="44pt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48pt" style:font-size-asian="48pt" style:font-size-complex="48pt"/>
    </style:style>
    <style:style style:name="T9" style:family="text">
      <style:text-properties fo:font-size="22pt" style:font-size-asian="22pt" style:font-size-complex="22pt"/>
    </style:style>
    <style:style style:name="T10" style:family="text">
      <style:text-properties fo:font-size="14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5.94cm" svg:height="19.59cm" svg:x="1cm" svg:y="1cm">
          <draw:text-box>
            <text:p text:style-name="P1"><text:span text:style-name="T1">Architecture – Hardware</text:span></text:p>
            <text:p text:style-name="P1"><text:span text:style-name="T1"/></text:p>
            <text:p text:style-name="P1"><text:span text:style-name="T1">Système de protection et gestion de batterie</text:span></text:p>
          </draw:text-box>
        </draw:frame>
      </draw:page>
      <draw:page draw:name="page2" draw:style-name="dp1" draw:master-page-name="Default">
        <draw:custom-shape draw:style-name="gr2" draw:text-style-name="P3" draw:layer="layout" svg:width="24.1cm" svg:height="17.9cm" svg:x="1.5cm" svg:y="2.5cm">
          <text:p/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cm" svg:height="9.1cm" svg:x="7.5cm" svg:y="7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4" xml:id="id7" draw:id="id7" draw:layer="layout" svg:width="3cm" svg:height="2cm" svg:x="8cm" svg:y="3.5cm">
          <text:p text:style-name="P5">Résistance de mesur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" draw:text-style-name="P4" xml:id="id8" draw:id="id8" draw:layer="layout" svg:width="3cm" svg:height="1.01cm" svg:x="8cm" svg:y="7.49cm">
          <text:p text:style-name="P5">Module</text:p>
          <draw:enhanced-geometry svg:viewBox="0 0 21600 21600" draw:type="rectangle" draw:enhanced-path="M 0 0 L 21600 0 21600 21600 0 21600 0 0 Z N"/>
        </draw:custom-shape>
        <draw:custom-shape draw:style-name="gr6" draw:text-style-name="P4" xml:id="id12" draw:id="id12" draw:layer="layout" svg:width="3cm" svg:height="1cm" svg:x="8cm" svg:y="9.5cm">
          <text:p text:style-name="P5">Module</text:p>
          <draw:enhanced-geometry svg:viewBox="0 0 21600 21600" draw:type="rectangle" draw:enhanced-path="M 0 0 L 21600 0 21600 21600 0 21600 0 0 Z N"/>
        </draw:custom-shape>
        <draw:custom-shape draw:style-name="gr5" draw:text-style-name="P4" xml:id="id2" draw:id="id2" draw:layer="layout" svg:width="3cm" svg:height="1.01cm" svg:x="8cm" svg:y="12.49cm">
          <text:p text:style-name="P5">Module</text:p>
          <draw:enhanced-geometry svg:viewBox="0 0 21600 21600" draw:type="rectangle" draw:enhanced-path="M 0 0 L 21600 0 21600 21600 0 21600 0 0 Z N"/>
        </draw:custom-shape>
        <draw:custom-shape draw:style-name="gr5" draw:text-style-name="P4" xml:id="id1" draw:id="id1" draw:layer="layout" svg:width="3cm" svg:height="1.01cm" svg:x="8cm" svg:y="14.49cm">
          <text:p text:style-name="P5">Module</text:p>
          <draw:enhanced-geometry svg:viewBox="0 0 21600 21600" draw:type="rectangle" draw:enhanced-path="M 0 0 L 21600 0 21600 21600 0 21600 0 0 Z N"/>
        </draw:custom-shape>
        <draw:connector draw:style-name="gr7" draw:text-style-name="P6" draw:layer="layout" svg:x1="9.5cm" svg:y1="14.49cm" svg:x2="9.5cm" svg:y2="13.5cm" draw:start-shape="id1" draw:start-glue-point="0" draw:end-shape="id2" draw:end-glue-point="2" svg:d="M9500 14490v-990" svg:viewBox="0 0 1 991">
          <text:p/>
        </draw:connector>
        <draw:connector draw:style-name="gr7" draw:text-style-name="P6" draw:layer="layout" svg:x1="9.5cm" svg:y1="12.49cm" svg:x2="9.486cm" svg:y2="10.5cm" draw:start-shape="id2" draw:start-glue-point="0" svg:d="M9500 12490v-1245h-14v-745" svg:viewBox="0 0 15 1991">
          <text:p/>
        </draw:connector>
        <draw:connector draw:style-name="gr7" draw:text-style-name="P6" draw:layer="layout" svg:x1="9.486cm" svg:y1="9.49cm" svg:x2="9.486cm" svg:y2="8.5cm" svg:d="M9486 9490v-990" svg:viewBox="0 0 1 991">
          <text:p/>
        </draw:connector>
        <draw:frame draw:style-name="gr8" draw:text-style-name="P8" draw:layer="layout" svg:width="0.689cm" svg:height="2.1cm" svg:x="8.301cm" svg:y="10.4cm">
          <draw:text-box>
            <text:p text:style-name="P7"><text:span text:style-name="T2">.</text:span></text:p>
            <text:p text:style-name="P7"><text:span text:style-name="T2">.</text:span></text:p>
            <text:p text:style-name="P7"><text:span text:style-name="T2">.</text:span></text:p>
          </draw:text-box>
        </draw:frame>
        <draw:custom-shape draw:style-name="gr9" draw:text-style-name="P4" xml:id="id4" draw:id="id4" draw:layer="layout" svg:width="4cm" svg:height="3cm" svg:x="13cm" svg:y="7.5cm">
          <text:p text:style-name="P5">Module Esclave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4" xml:id="id3" draw:id="id3" draw:layer="layout" svg:width="5cm" svg:height="6cm" svg:x="19cm" svg:y="8cm">
          <text:p text:style-name="P5">Module Maître</text:p>
          <draw:enhanced-geometry svg:viewBox="0 0 21600 21600" draw:type="rectangle" draw:enhanced-path="M 0 0 L 21600 0 21600 21600 0 21600 0 0 Z N"/>
        </draw:custom-shape>
        <draw:custom-shape draw:style-name="gr11" draw:text-style-name="P4" xml:id="id6" draw:id="id6" draw:layer="layout" svg:width="4cm" svg:height="2cm" svg:x="13cm" svg:y="3.5cm">
          <text:p text:style-name="P5">Lecteur de courant</text:p>
          <draw:enhanced-geometry svg:viewBox="0 0 21600 21600" draw:type="rectangle" draw:enhanced-path="M 0 0 L 21600 0 21600 21600 0 21600 0 0 Z N"/>
        </draw:custom-shape>
        <draw:custom-shape draw:style-name="gr9" draw:text-style-name="P4" xml:id="id5" draw:id="id5" draw:layer="layout" svg:width="4cm" svg:height="3cm" svg:x="13cm" svg:y="12.5cm">
          <text:p text:style-name="P5">Module Esclave</text:p>
          <draw:enhanced-geometry svg:viewBox="0 0 21600 21600" draw:type="rectangle" draw:enhanced-path="M 0 0 L 21600 0 21600 21600 0 21600 0 0 Z N"/>
        </draw:custom-shape>
        <draw:frame draw:style-name="gr8" draw:text-style-name="P8" draw:layer="layout" svg:width="0.689cm" svg:height="2.1cm" svg:x="15.102cm" svg:y="10.4cm">
          <draw:text-box>
            <text:p text:style-name="P7"><text:span text:style-name="T2">.</text:span></text:p>
            <text:p text:style-name="P7"><text:span text:style-name="T2">.</text:span></text:p>
            <text:p text:style-name="P7"><text:span text:style-name="T2">.</text:span></text:p>
          </draw:text-box>
        </draw:frame>
        <draw:frame draw:style-name="gr12" draw:text-style-name="P10" draw:layer="layout" svg:width="0.689cm" svg:height="1.3cm" svg:x="8.411cm" svg:y="8.3cm">
          <draw:text-box>
            <text:p text:style-name="P9"><text:span text:style-name="T3">.</text:span></text:p>
            <text:p text:style-name="P9"><text:span text:style-name="T3">.</text:span></text:p>
            <text:p text:style-name="P9"><text:span text:style-name="T3">.</text:span></text:p>
          </draw:text-box>
        </draw:frame>
        <draw:frame draw:style-name="gr12" draw:text-style-name="P10" draw:layer="layout" svg:width="0.689cm" svg:height="1.3cm" svg:x="8.312cm" svg:y="13.4cm">
          <draw:text-box>
            <text:p text:style-name="P9"><text:span text:style-name="T4">.</text:span></text:p>
            <text:p text:style-name="P9"><text:span text:style-name="T4">.</text:span></text:p>
            <text:p text:style-name="P9"><text:span text:style-name="T4">.</text:span></text:p>
          </draw:text-box>
        </draw:frame>
        <draw:frame draw:style-name="gr13" draw:text-style-name="P11" draw:layer="layout" svg:width="1cm" svg:height="0.962cm" svg:x="8.5cm" svg:y="6cm">
          <draw:text-box>
            <text:p>+</text:p>
          </draw:text-box>
        </draw:frame>
        <draw:frame draw:style-name="gr13" draw:text-style-name="P11" xml:id="id14" draw:id="id14" draw:layer="layout" svg:width="0.8cm" svg:height="0.962cm" svg:x="8.7cm" svg:y="16.1cm">
          <draw:text-box>
            <text:p>-</text:p>
          </draw:text-box>
        </draw:frame>
        <draw:frame draw:style-name="gr14" draw:text-style-name="P13" draw:layer="layout" svg:width="0.7cm" svg:height="0.645cm" svg:x="9.6cm" svg:y="6.855cm">
          <draw:text-box>
            <text:p text:style-name="P12"><text:span text:style-name="T5">+</text:span></text:p>
          </draw:text-box>
        </draw:frame>
        <draw:frame draw:style-name="gr14" draw:text-style-name="P13" draw:layer="layout" svg:width="0.7cm" svg:height="0.645cm" svg:x="9.5cm" svg:y="8.9cm">
          <draw:text-box>
            <text:p text:style-name="P12"><text:span text:style-name="T5">+</text:span></text:p>
          </draw:text-box>
        </draw:frame>
        <draw:frame draw:style-name="gr14" draw:text-style-name="P13" draw:layer="layout" svg:width="0.7cm" svg:height="0.645cm" svg:x="9.5cm" svg:y="8.455cm">
          <draw:text-box>
            <text:p text:style-name="P12"><text:span text:style-name="T5">-</text:span></text:p>
          </draw:text-box>
        </draw:frame>
        <draw:frame draw:style-name="gr14" draw:text-style-name="P13" draw:layer="layout" svg:width="0.7cm" svg:height="0.645cm" svg:x="9.5cm" svg:y="10.458cm">
          <draw:text-box>
            <text:p text:style-name="P12"><text:span text:style-name="T5">+</text:span></text:p>
          </draw:text-box>
        </draw:frame>
        <draw:frame draw:style-name="gr14" draw:text-style-name="P13" draw:layer="layout" svg:width="0.7cm" svg:height="0.645cm" svg:x="9.5cm" svg:y="11.859cm">
          <draw:text-box>
            <text:p text:style-name="P12"><text:span text:style-name="T5">-</text:span></text:p>
          </draw:text-box>
        </draw:frame>
        <draw:frame draw:style-name="gr14" draw:text-style-name="P13" draw:layer="layout" svg:width="0.7cm" svg:height="0.645cm" svg:x="9.5cm" svg:y="13.86cm">
          <draw:text-box>
            <text:p text:style-name="P12"><text:span text:style-name="T5">+</text:span></text:p>
          </draw:text-box>
        </draw:frame>
        <draw:frame draw:style-name="gr14" draw:text-style-name="P13" draw:layer="layout" svg:width="0.7cm" svg:height="0.645cm" svg:x="9.5cm" svg:y="15.455cm">
          <draw:text-box>
            <text:p text:style-name="P12"><text:span text:style-name="T5">-</text:span></text:p>
          </draw:text-box>
        </draw:frame>
        <draw:custom-shape draw:style-name="gr4" draw:text-style-name="P4" xml:id="id10" draw:id="id10" draw:layer="layout" svg:width="3cm" svg:height="2cm" svg:x="4cm" svg:y="3.5cm">
          <text:p text:style-name="P5">Contacteur Positif</text:p>
          <draw:enhanced-geometry svg:viewBox="0 0 21600 21600" draw:type="rectangle" draw:enhanced-path="M 0 0 L 21600 0 21600 21600 0 21600 0 0 Z N"/>
        </draw:custom-shape>
        <draw:custom-shape draw:style-name="gr4" draw:text-style-name="P4" xml:id="id9" draw:id="id9" draw:layer="layout" svg:width="3cm" svg:height="2cm" svg:x="4cm" svg:y="17.5cm">
          <text:p text:style-name="P5">Contacteur Négatif</text:p>
          <draw:enhanced-geometry svg:viewBox="0 0 21600 21600" draw:type="rectangle" draw:enhanced-path="M 0 0 L 21600 0 21600 21600 0 21600 0 0 Z N"/>
        </draw:custom-shape>
        <draw:custom-shape draw:style-name="gr15" draw:text-style-name="P4" xml:id="id11" draw:id="id11" draw:layer="layout" svg:width="2.1cm" svg:height="6cm" svg:x="2cm" svg:y="8.5cm">
          <text:p text:style-name="P5">Load</text:p>
          <draw:enhanced-geometry svg:viewBox="0 0 21600 21600" draw:type="rectangle" draw:enhanced-path="M 0 0 L 21600 0 21600 21600 0 21600 0 0 Z N"/>
        </draw:custom-shape>
        <draw:connector draw:style-name="gr16" draw:text-style-name="P6" draw:layer="layout" svg:x1="19cm" svg:y1="11cm" svg:x2="17cm" svg:y2="9cm" draw:start-shape="id3" draw:start-glue-point="3" draw:end-shape="id4" draw:end-glue-point="1" svg:d="M19000 11000h-1000v-2000h-1000" svg:viewBox="0 0 2001 2001">
          <text:p/>
        </draw:connector>
        <draw:connector draw:style-name="gr17" draw:text-style-name="P6" draw:layer="layout" svg:x1="19cm" svg:y1="11cm" svg:x2="17cm" svg:y2="14cm" draw:start-shape="id3" draw:start-glue-point="3" draw:end-shape="id5" svg:d="M19000 11000h-1000v3000h-1000" svg:viewBox="0 0 2001 3001">
          <text:p/>
        </draw:connector>
        <draw:connector draw:style-name="gr17" draw:text-style-name="P6" draw:layer="layout" svg:x1="21.5cm" svg:y1="8cm" svg:x2="17cm" svg:y2="4.5cm" draw:start-shape="id3" draw:start-glue-point="0" draw:end-shape="id6" draw:end-glue-point="1" svg:d="M21500 8000v-3500h-4500" svg:viewBox="0 0 4501 3501">
          <text:p/>
        </draw:connector>
        <draw:connector draw:style-name="gr7" draw:text-style-name="P6" xml:id="id13" draw:id="id13" draw:layer="layout" svg:x1="9.5cm" svg:y1="5.5cm" svg:x2="9.5cm" svg:y2="7.49cm" draw:start-shape="id7" draw:start-glue-point="2" draw:end-shape="id8" draw:end-glue-point="0" svg:d="M9500 5500v1990" svg:viewBox="0 0 1 1991">
          <text:p/>
        </draw:connector>
        <draw:connector draw:style-name="gr7" draw:text-style-name="P6" draw:layer="layout" svg:x1="9.5cm" svg:y1="15.5cm" svg:x2="7cm" svg:y2="18.5cm" draw:start-shape="id1" draw:start-glue-point="2" draw:end-shape="id9" draw:end-glue-point="1" svg:d="M9500 15500v3000h-2500" svg:viewBox="0 0 2501 3001">
          <text:p/>
        </draw:connector>
        <draw:connector draw:style-name="gr7" draw:text-style-name="P6" draw:layer="layout" svg:x1="4cm" svg:y1="4.5cm" svg:x2="3.05cm" svg:y2="8.5cm" draw:start-shape="id10" draw:start-glue-point="3" draw:end-shape="id11" draw:end-glue-point="0" svg:d="M4000 4500h-950v4000" svg:viewBox="0 0 951 4001">
          <text:p/>
        </draw:connector>
        <draw:connector draw:style-name="gr7" draw:text-style-name="P6" draw:layer="layout" svg:x1="3.05cm" svg:y1="14.5cm" svg:x2="4cm" svg:y2="18.5cm" draw:start-shape="id11" draw:start-glue-point="2" draw:end-shape="id9" draw:end-glue-point="3" svg:d="M3050 14500v4000h950" svg:viewBox="0 0 951 4001">
          <text:p/>
        </draw:connector>
        <draw:connector draw:style-name="gr7" draw:text-style-name="P6" draw:layer="layout" svg:x1="7cm" svg:y1="4.5cm" svg:x2="8cm" svg:y2="4.5cm" draw:start-shape="id10" draw:start-glue-point="1" draw:end-shape="id7" draw:end-glue-point="3" svg:d="M7000 4500h1000" svg:viewBox="0 0 1001 1">
          <text:p/>
        </draw:connector>
        <draw:connector draw:style-name="gr18" draw:text-style-name="P6" draw:layer="layout" svg:x1="11cm" svg:y1="4.5cm" svg:x2="13cm" svg:y2="4.5cm" draw:start-shape="id7" draw:start-glue-point="1" draw:end-shape="id6" draw:end-glue-point="3" svg:d="M11000 4500h2000" svg:viewBox="0 0 2001 1">
          <text:p/>
        </draw:connector>
        <draw:connector draw:style-name="gr17" draw:text-style-name="P6" draw:layer="layout" svg:x1="21.5cm" svg:y1="14cm" svg:x2="5.5cm" svg:y2="19.5cm" draw:start-shape="id3" draw:start-glue-point="2" draw:end-shape="id9" draw:end-glue-point="2" svg:d="M21500 14000v6001h-16000v-501" svg:viewBox="0 0 16001 6002">
          <text:p/>
        </draw:connector>
        <draw:connector draw:style-name="gr17" draw:text-style-name="P6" draw:layer="layout" svg:x1="21.5cm" svg:y1="8cm" svg:x2="5.5cm" svg:y2="3.5cm" draw:start-shape="id3" draw:start-glue-point="0" draw:end-shape="id10" draw:end-glue-point="0" svg:d="M21500 8000v-5001h-16000v501" svg:viewBox="0 0 16001 5002">
          <text:p/>
        </draw:connector>
        <draw:connector draw:style-name="gr17" draw:text-style-name="P6" draw:layer="layout" svg:x1="13cm" svg:y1="9cm" svg:x2="11cm" svg:y2="7.995cm" draw:start-shape="id4" draw:start-glue-point="3" draw:end-shape="id8" draw:end-glue-point="1" svg:d="M13000 9000h-1000v-1005h-1000" svg:viewBox="0 0 2001 1006">
          <text:p/>
        </draw:connector>
        <draw:connector draw:style-name="gr17" draw:text-style-name="P6" draw:layer="layout" svg:x1="13cm" svg:y1="9cm" svg:x2="11cm" svg:y2="10cm" draw:start-shape="id4" draw:start-glue-point="3" draw:end-shape="id12" draw:end-glue-point="1" svg:d="M13000 9000h-1000v1000h-1000" svg:viewBox="0 0 2001 1001">
          <text:p/>
        </draw:connector>
        <draw:connector draw:style-name="gr17" draw:text-style-name="P6" draw:layer="layout" svg:x1="13cm" svg:y1="14cm" svg:x2="11cm" svg:y2="12.995cm" draw:start-shape="id5" draw:start-glue-point="3" draw:end-shape="id2" svg:d="M13000 14000h-1000v-1005h-1000" svg:viewBox="0 0 2001 1006">
          <text:p/>
        </draw:connector>
        <draw:connector draw:style-name="gr17" draw:text-style-name="P6" draw:layer="layout" svg:x1="13cm" svg:y1="14cm" svg:x2="11cm" svg:y2="14.995cm" draw:start-shape="id5" draw:start-glue-point="3" draw:end-shape="id1" draw:end-glue-point="1" svg:d="M13000 14000h-1000v995h-1000" svg:viewBox="0 0 2001 996">
          <text:p/>
        </draw:connector>
        <draw:frame draw:style-name="gr19" draw:text-style-name="P11" draw:layer="layout" svg:width="2.686cm" svg:height="0.962cm" svg:x="4.7cm" svg:y="10.438cm">
          <draw:text-box>
            <text:p>Batterie</text:p>
          </draw:text-box>
        </draw:frame>
        <draw:connector draw:style-name="gr20" draw:text-style-name="P6" draw:layer="layout" svg:x1="21.5cm" svg:y1="8cm" svg:x2="9.5cm" svg:y2="6.495cm" draw:start-shape="id3" draw:start-glue-point="0" draw:end-shape="id13" draw:end-glue-point="0" svg:d="M21500 8000v-1505h-12000" svg:viewBox="0 0 12001 1506">
          <text:p text:style-name="P6"/>
        </draw:connector>
        <draw:connector draw:style-name="gr17" draw:text-style-name="P6" draw:layer="layout" svg:x1="21.5cm" svg:y1="14cm" svg:x2="9.5cm" svg:y2="16.581cm" draw:start-shape="id3" draw:start-glue-point="2" draw:end-shape="id14" draw:end-glue-point="1" svg:d="M21500 14000v2581h-12000" svg:viewBox="0 0 12001 2582">
          <text:p/>
        </draw:connector>
        <draw:frame draw:style-name="gr21" draw:text-style-name="P15" draw:layer="layout" svg:width="25.94cm" svg:height="1.97cm" svg:x="1cm" svg:y="0.502cm">
          <draw:text-box>
            <text:p text:style-name="P14"><text:span text:style-name="T6">Architecture Générale</text:span></text:p>
          </draw:text-box>
        </draw:frame>
        <draw:custom-shape draw:style-name="gr22" draw:text-style-name="P16" draw:layer="layout" svg:width="2.9cm" svg:height="2cm" svg:x="24.04cm" svg:y="10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</draw:page>
      <draw:page draw:name="Slave" draw:style-name="dp1" draw:master-page-name="Default">
        <draw:custom-shape draw:style-name="gr23" draw:text-style-name="P3" draw:layer="layout" svg:width="21.848cm" svg:height="16.615cm" svg:x="3.118cm" svg:y="2.51cm">
          <text:p/>
          <draw:enhanced-geometry svg:viewBox="0 0 21600 21600" draw:type="rectangle" draw:enhanced-path="M 0 0 L 21600 0 21600 21600 0 21600 0 0 Z N"/>
        </draw:custom-shape>
        <draw:custom-shape draw:style-name="gr24" draw:text-style-name="P4" xml:id="id15" draw:id="id15" draw:layer="layout" svg:width="5.429cm" svg:height="2.568cm" svg:x="7.62cm" svg:y="8.098cm">
          <text:p text:style-name="P5">STM32F446</text:p>
          <draw:enhanced-geometry svg:viewBox="0 0 21600 21600" draw:type="rectangle" draw:enhanced-path="M 0 0 L 21600 0 21600 21600 0 21600 0 0 Z N"/>
        </draw:custom-shape>
        <draw:custom-shape draw:style-name="gr25" draw:text-style-name="P17" draw:layer="layout" svg:width="5.826cm" svg:height="1.813cm" svg:x="9.342cm" svg:y="17.009cm">
          <text:p text:style-name="P5"><text:span text:style-name="T7">Circuit de lecture de température</text:span></text:p>
          <draw:enhanced-geometry svg:viewBox="0 0 21600 21600" draw:type="rectangle" draw:enhanced-path="M 0 0 L 21600 0 21600 21600 0 21600 0 0 Z N"/>
        </draw:custom-shape>
        <draw:custom-shape draw:style-name="gr26" draw:text-style-name="P17" draw:layer="layout" svg:width="5.164cm" svg:height="1.813cm" svg:x="3.516cm" svg:y="17.009cm">
          <text:p text:style-name="P5"><text:span text:style-name="T7">Connecteur 2 positions</text:span></text:p>
          <draw:enhanced-geometry svg:viewBox="0 0 21600 21600" draw:type="rectangle" draw:enhanced-path="M 0 0 L 21600 0 21600 21600 0 21600 0 0 Z N"/>
        </draw:custom-shape>
        <draw:custom-shape draw:style-name="gr27" draw:text-style-name="P17" draw:layer="layout" svg:width="5.164cm" svg:height="3.625cm" svg:x="3.516cm" svg:y="12.176cm">
          <text:p text:style-name="P5"><text:span text:style-name="T7">Connecteur 2 positions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5.826cm" svg:height="1.737cm" svg:x="9.342cm" svg:y="12.176cm">
          <text:p text:style-name="P5"><text:span text:style-name="T7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5.826cm" svg:height="1.737cm" svg:x="9.342cm" svg:y="14.064cm">
          <text:p text:style-name="P5"><text:span text:style-name="T7">Circuit de balancement</text:span></text:p>
          <draw:enhanced-geometry svg:viewBox="0 0 21600 21600" draw:type="rectangle" draw:enhanced-path="M 0 0 L 21600 0 21600 21600 0 21600 0 0 Z N"/>
        </draw:custom-shape>
        <draw:frame draw:style-name="gr29" draw:text-style-name="P19" draw:layer="layout" svg:width="1.589cm" svg:height="5.927cm" svg:x="4.575cm" svg:y="6.361cm">
          <draw:text-box>
            <text:p text:style-name="P18"><text:span text:style-name="T8">.</text:span></text:p>
            <text:p text:style-name="P18"><text:span text:style-name="T8">.</text:span></text:p>
            <text:p text:style-name="P18"><text:span text:style-name="T8">.</text:span></text:p>
          </draw:text-box>
        </draw:frame>
        <draw:custom-shape draw:style-name="gr27" draw:text-style-name="P17" draw:layer="layout" svg:width="5.164cm" svg:height="3.625cm" svg:x="3.516cm" svg:y="2.887cm">
          <text:p text:style-name="P5"><text:span text:style-name="T7">Connecteur 2 positions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5.826cm" svg:height="1.737cm" svg:x="9.342cm" svg:y="2.887cm">
          <text:p text:style-name="P5"><text:span text:style-name="T7">Circuit de lecture de tension</text:span></text:p>
          <draw:enhanced-geometry svg:viewBox="0 0 21600 21600" draw:type="rectangle" draw:enhanced-path="M 0 0 L 21600 0 21600 21600 0 21600 0 0 Z N"/>
        </draw:custom-shape>
        <draw:custom-shape draw:style-name="gr28" draw:text-style-name="P17" draw:layer="layout" svg:width="5.826cm" svg:height="1.737cm" svg:x="9.342cm" svg:y="4.775cm">
          <text:p text:style-name="P5"><text:span text:style-name="T7">Circuit de balancement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5.296cm" svg:height="1.36cm" svg:x="19.141cm" svg:y="9.457cm">
          <text:p text:style-name="P5"><text:span text:style-name="T7">Connecteur</text:span></text:p>
          <text:p text:style-name="P5"><text:span text:style-name="T7">CAN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5.296cm" svg:height="1.36cm" svg:x="19.141cm" svg:y="7.947cm">
          <text:p text:style-name="P5"><text:span text:style-name="T7">Connecteur</text:span></text:p>
          <text:p text:style-name="P5"><text:span text:style-name="T7">CAN</text:span></text:p>
          <draw:enhanced-geometry svg:viewBox="0 0 21600 21600" draw:type="rectangle" draw:enhanced-path="M 0 0 L 21600 0 21600 21600 0 21600 0 0 Z N"/>
        </draw:custom-shape>
        <draw:custom-shape draw:style-name="gr31" draw:text-style-name="P17" xml:id="id16" draw:id="id16" draw:layer="layout" svg:width="3.31cm" svg:height="2.87cm" svg:x="15.565cm" svg:y="7.947cm">
          <text:p text:style-name="P5"><text:span text:style-name="T7">Driver</text:span></text:p>
          <text:p text:style-name="P5"><text:span text:style-name="T7">CAN</text:span></text:p>
          <draw:enhanced-geometry svg:viewBox="0 0 21600 21600" draw:type="rectangle" draw:enhanced-path="M 0 0 L 21600 0 21600 21600 0 21600 0 0 Z N"/>
        </draw:custom-shape>
        <draw:line draw:style-name="gr32" draw:text-style-name="P20" draw:layer="layout" svg:x1="1.132cm" svg:y1="12.781cm" svg:x2="3.515cm" svg:y2="12.781cm">
          <text:p/>
        </draw:line>
        <draw:line draw:style-name="gr32" draw:text-style-name="P20" draw:layer="layout" svg:x1="1.097cm" svg:y1="3.492cm" svg:x2="3.48cm" svg:y2="3.492cm">
          <text:p/>
        </draw:line>
        <draw:line draw:style-name="gr32" draw:text-style-name="P20" draw:layer="layout" svg:x1="24.437cm" svg:y1="8.627cm" svg:x2="26.82cm" svg:y2="8.627cm">
          <text:p/>
        </draw:line>
        <draw:line draw:style-name="gr32" draw:text-style-name="P20" draw:layer="layout" svg:x1="26.82cm" svg:y1="10.138cm" svg:x2="24.437cm" svg:y2="10.138cm">
          <text:p/>
        </draw:line>
        <draw:line draw:style-name="gr32" draw:text-style-name="P20" draw:layer="layout" svg:x1="1.097cm" svg:y1="17.992cm" svg:x2="3.48cm" svg:y2="17.992cm">
          <text:p/>
        </draw:line>
        <draw:connector draw:style-name="gr33" draw:text-style-name="P20" draw:layer="layout" svg:x1="13.049cm" svg:y1="9.382cm" svg:x2="15.565cm" svg:y2="9.382cm" draw:start-shape="id15" draw:start-glue-point="1" draw:end-shape="id16" draw:end-glue-point="3" svg:d="M13049 9382h2516" svg:viewBox="0 0 2517 1">
          <text:p/>
        </draw:connector>
        <draw:line draw:style-name="gr34" draw:text-style-name="P6" xml:id="id17" draw:id="id17" draw:layer="layout" svg:x1="15.168cm" svg:y1="5.606cm" svg:x2="18.346cm" svg:y2="5.606cm">
          <text:p/>
        </draw:line>
        <draw:connector draw:style-name="gr35" draw:text-style-name="P6" draw:layer="layout" draw:line-skew="0.268cm" svg:x1="10.334cm" svg:y1="8.098cm" svg:x2="18.346cm" svg:y2="5.606cm" draw:start-shape="id15" draw:start-glue-point="0" draw:end-shape="id17" draw:end-glue-point="1" svg:d="M10334 8098v-896h8012v-1596" svg:viewBox="0 0 8013 2493">
          <text:p/>
        </draw:connector>
        <draw:line draw:style-name="gr36" draw:text-style-name="P20" xml:id="id18" draw:id="id18" draw:layer="layout" svg:x1="15.168cm" svg:y1="3.718cm" svg:x2="18.346cm" svg:y2="3.718cm">
          <text:p/>
        </draw:line>
        <draw:connector draw:style-name="gr35" draw:text-style-name="P6" draw:layer="layout" svg:x1="18.346cm" svg:y1="3.718cm" svg:x2="18.346cm" svg:y2="5.606cm" draw:start-shape="id18" draw:start-glue-point="1" draw:end-shape="id17" draw:end-glue-point="1" svg:d="M18346 3718v1888" svg:viewBox="0 0 1 1889">
          <text:p/>
        </draw:connector>
        <draw:line draw:style-name="gr36" draw:text-style-name="P20" xml:id="id19" draw:id="id19" draw:layer="layout" svg:x1="15.168cm" svg:y1="13.082cm" svg:x2="17.419cm" svg:y2="13.082cm">
          <text:p/>
        </draw:line>
        <draw:line draw:style-name="gr34" draw:text-style-name="P6" xml:id="id20" draw:id="id20" draw:layer="layout" svg:x1="15.168cm" svg:y1="14.895cm" svg:x2="17.419cm" svg:y2="14.895cm">
          <text:p/>
        </draw:line>
        <draw:connector draw:style-name="gr35" draw:text-style-name="P6" draw:layer="layout" svg:x1="17.419cm" svg:y1="13.082cm" svg:x2="17.419cm" svg:y2="14.895cm" draw:start-shape="id19" draw:start-glue-point="1" draw:end-shape="id20" draw:end-glue-point="1" svg:d="M17419 13082v1813" svg:viewBox="0 0 1 1814">
          <text:p/>
        </draw:connector>
        <draw:line draw:style-name="gr37" draw:text-style-name="P6" draw:layer="layout" svg:x1="8.68cm" svg:y1="14.97cm" svg:x2="9.21cm" svg:y2="14.97cm">
          <text:p/>
        </draw:line>
        <draw:line draw:style-name="gr37" draw:text-style-name="P6" draw:layer="layout" svg:x1="8.713cm" svg:y1="5.606cm" svg:x2="9.243cm" svg:y2="5.606cm">
          <text:p/>
        </draw:line>
        <draw:line draw:style-name="gr38" draw:text-style-name="P20" draw:layer="layout" svg:x1="8.679cm" svg:y1="3.718cm" svg:x2="9.341cm" svg:y2="3.718cm">
          <text:p/>
        </draw:line>
        <draw:line draw:style-name="gr38" draw:text-style-name="P20" draw:layer="layout" svg:x1="8.679cm" svg:y1="13.007cm" svg:x2="9.341cm" svg:y2="13.007cm">
          <text:p/>
        </draw:line>
        <draw:line draw:style-name="gr32" draw:text-style-name="P20" draw:layer="layout" svg:x1="1.064cm" svg:y1="5.833cm" svg:x2="3.447cm" svg:y2="5.833cm">
          <text:p/>
        </draw:line>
        <draw:frame draw:style-name="gr39" draw:text-style-name="P22" draw:layer="layout" svg:width="1.192cm" svg:height="1.119cm" svg:x="1.264cm" svg:y="2.736cm">
          <draw:text-box>
            <text:p text:style-name="P21"><text:span text:style-name="T9">+</text:span></text:p>
          </draw:text-box>
        </draw:frame>
        <draw:frame draw:style-name="gr39" draw:text-style-name="P22" draw:layer="layout" svg:width="1.192cm" svg:height="1.119cm" svg:x="1.264cm" svg:y="12.026cm">
          <draw:text-box>
            <text:p text:style-name="P21"><text:span text:style-name="T9">+</text:span></text:p>
          </draw:text-box>
        </draw:frame>
        <draw:frame draw:style-name="gr39" draw:text-style-name="P22" draw:layer="layout" svg:width="1.192cm" svg:height="1.119cm" svg:x="1.397cm" svg:y="5.154cm">
          <draw:text-box>
            <text:p text:style-name="P21"><text:span text:style-name="T9">-</text:span></text:p>
          </draw:text-box>
        </draw:frame>
        <draw:frame draw:style-name="gr39" draw:text-style-name="P22" draw:layer="layout" svg:width="1.192cm" svg:height="1.119cm" svg:x="1.397cm" svg:y="5.155cm">
          <draw:text-box>
            <text:p text:style-name="P21"><text:span text:style-name="T9">-</text:span></text:p>
          </draw:text-box>
        </draw:frame>
        <draw:line draw:style-name="gr32" draw:text-style-name="P20" draw:layer="layout" svg:x1="1.161cm" svg:y1="15.201cm" svg:x2="3.544cm" svg:y2="15.201cm">
          <text:p/>
        </draw:line>
        <draw:frame draw:style-name="gr39" draw:text-style-name="P22" draw:layer="layout" svg:width="1.192cm" svg:height="1.119cm" svg:x="1.495cm" svg:y="14.523cm">
          <draw:text-box>
            <text:p text:style-name="P21"><text:span text:style-name="T9">-</text:span></text:p>
          </draw:text-box>
        </draw:frame>
        <draw:frame draw:style-name="gr21" draw:text-style-name="P15" draw:layer="layout" svg:width="25.94cm" svg:height="1.97cm" svg:x="1cm" svg:y="0.759cm">
          <draw:text-box>
            <text:p text:style-name="P14"><text:span text:style-name="T6">Module Esclave</text:span></text:p>
          </draw:text-box>
        </draw:frame>
        <draw:line draw:style-name="gr36" draw:text-style-name="P20" xml:id="id21" draw:id="id21" draw:layer="layout" svg:x1="15.151cm" svg:y1="17.916cm" svg:x2="17.419cm" svg:y2="17.916cm">
          <text:p/>
        </draw:line>
        <draw:connector draw:style-name="gr35" draw:text-style-name="P6" draw:layer="layout" svg:x1="17.419cm" svg:y1="14.895cm" svg:x2="17.419cm" svg:y2="17.916cm" draw:start-shape="id20" draw:start-glue-point="1" draw:end-shape="id21" draw:end-glue-point="1" svg:d="M17419 14895v3021" svg:viewBox="0 0 1 3022">
          <text:p/>
        </draw:connector>
        <draw:connector draw:style-name="gr35" draw:text-style-name="P6" draw:layer="layout" draw:line-skew="-0.319cm" svg:x1="10.334cm" svg:y1="10.666cm" svg:x2="17.419cm" svg:y2="13.082cm" draw:start-shape="id15" draw:start-glue-point="2" draw:end-shape="id19" draw:end-glue-point="1" svg:d="M10334 10666v808h7085v1608" svg:viewBox="0 0 7086 2417">
          <text:p/>
        </draw:connector>
      </draw:page>
      <draw:page draw:name="page4" draw:style-name="dp1" draw:master-page-name="Default">
        <draw:custom-shape draw:style-name="gr40" draw:text-style-name="P3" draw:layer="layout" svg:width="24.099cm" svg:height="17.748cm" svg:x="2.589cm" svg:y="2.434cm">
          <text:p/>
          <draw:enhanced-geometry svg:viewBox="0 0 21600 21600" draw:type="rectangle" draw:enhanced-path="M 0 0 L 21600 0 21600 21600 0 21600 0 0 Z N"/>
        </draw:custom-shape>
        <draw:custom-shape draw:style-name="gr41" draw:text-style-name="P17" draw:layer="layout" svg:width="5.164cm" svg:height="1.36cm" svg:x="3.516cm" svg:y="13.989cm">
          <text:p text:style-name="P5"><text:span text:style-name="T7">Connecteur</text:span></text:p>
          <text:p text:style-name="P5"><text:span text:style-name="T7">CAN</text:span></text:p>
          <draw:enhanced-geometry svg:viewBox="0 0 21600 21600" draw:type="rectangle" draw:enhanced-path="M 0 0 L 21600 0 21600 21600 0 21600 0 0 Z N"/>
        </draw:custom-shape>
        <draw:custom-shape draw:style-name="gr42" draw:text-style-name="P24" xml:id="id29" draw:id="id29" draw:layer="layout" svg:width="5.826cm" svg:height="1.36cm" svg:x="9.342cm" svg:y="13.989cm">
          <text:p text:style-name="P23"><text:span text:style-name="T2">Driver</text:span></text:p>
          <text:p text:style-name="P23"><text:span text:style-name="T2">CAN</text:span></text:p>
          <text:p text:style-name="P23"><text:span text:style-name="T2">Esclave</text:span></text:p>
          <draw:enhanced-geometry svg:viewBox="0 0 21600 21600" draw:type="rectangle" draw:enhanced-path="M 0 0 L 21600 0 21600 21600 0 21600 0 0 Z N"/>
        </draw:custom-shape>
        <draw:frame draw:style-name="gr21" draw:text-style-name="P15" draw:layer="layout" svg:width="25.94cm" svg:height="1.97cm" svg:x="0.998cm" svg:y="0.845cm">
          <draw:text-box>
            <text:p text:style-name="P14"><text:span text:style-name="T6">Module Maître</text:span></text:p>
          </draw:text-box>
        </draw:frame>
        <draw:custom-shape draw:style-name="gr43" draw:text-style-name="P24" xml:id="id26" draw:id="id26" draw:layer="layout" svg:width="5.826cm" svg:height="1.435cm" svg:x="9.342cm" svg:y="8.929cm">
          <text:p text:style-name="P23"><text:span text:style-name="T2">Driver</text:span></text:p>
          <text:p text:style-name="P23"><text:span text:style-name="T2">CAN</text:span></text:p>
          <text:p text:style-name="P23"><text:span text:style-name="T2">Extérieur</text:span></text:p>
          <draw:enhanced-geometry svg:viewBox="0 0 21600 21600" draw:type="rectangle" draw:enhanced-path="M 0 0 L 21600 0 21600 21600 0 21600 0 0 Z N"/>
        </draw:custom-shape>
        <draw:custom-shape draw:style-name="gr28" draw:text-style-name="P24" xml:id="id23" draw:id="id23" draw:layer="layout" svg:width="5.826cm" svg:height="1.737cm" svg:x="9.325cm" svg:y="3.049cm">
          <text:p text:style-name="P23"><text:span text:style-name="T2">Circuit Contrôle contacteur +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xml:id="id24" draw:id="id24" draw:layer="layout" svg:width="5.826cm" svg:height="1.737cm" svg:x="9.325cm" svg:y="5.012cm">
          <text:p text:style-name="P23"><text:span text:style-name="T10">Circuit Précharge contacteur +</text:span></text:p>
          <draw:enhanced-geometry svg:viewBox="0 0 21600 21600" draw:type="rectangle" draw:enhanced-path="M 0 0 L 21600 0 21600 21600 0 21600 0 0 Z N"/>
        </draw:custom-shape>
        <draw:custom-shape draw:style-name="gr24" draw:text-style-name="P4" xml:id="id22" draw:id="id22" draw:layer="layout" svg:width="5.429cm" svg:height="2.568cm" svg:x="20.465cm" svg:y="7.418cm">
          <text:p text:style-name="P5">STM32F446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20" draw:layer="layout" svg:x1="8.679cm" svg:y1="14.668cm" svg:x2="9.341cm" svg:y2="14.668cm">
          <text:p/>
        </draw:line>
        <draw:line draw:style-name="gr38" draw:text-style-name="P20" draw:layer="layout" svg:x1="9.342cm" svg:y1="3.869cm" svg:x2="8.68cm" svg:y2="3.869cm">
          <text:p/>
        </draw:line>
        <draw:line draw:style-name="gr38" draw:text-style-name="P20" draw:layer="layout" svg:x1="9.342cm" svg:y1="5.757cm" svg:x2="8.68cm" svg:y2="5.757cm">
          <text:p/>
        </draw:line>
        <draw:line draw:style-name="gr38" draw:text-style-name="P20" draw:layer="layout" svg:x1="3.516cm" svg:y1="3.567cm" svg:x2="1cm" svg:y2="3.567cm">
          <text:p/>
        </draw:line>
        <draw:custom-shape draw:style-name="gr44" draw:text-style-name="P17" draw:layer="layout" svg:width="5.164cm" svg:height="10.573cm" svg:x="3.518cm" svg:y="3.114cm">
          <text:p text:style-name="P5"><text:span text:style-name="T7">Connecteur 22 positions</text:span></text:p>
          <draw:enhanced-geometry svg:viewBox="0 0 21600 21600" draw:type="rectangle" draw:enhanced-path="M 0 0 L 21600 0 21600 21600 0 21600 0 0 Z N"/>
        </draw:custom-shape>
        <draw:custom-shape draw:style-name="gr28" draw:text-style-name="P25" xml:id="id25" draw:id="id25" draw:layer="layout" svg:width="5.826cm" svg:height="1.737cm" svg:x="9.345cm" svg:y="6.989cm">
          <text:p text:style-name="P23"><text:span text:style-name="T10">Circuit Contrôle contacteur -</text:span></text:p>
          <draw:enhanced-geometry svg:viewBox="0 0 21600 21600" draw:type="rectangle" draw:enhanced-path="M 0 0 L 21600 0 21600 21600 0 21600 0 0 Z N"/>
        </draw:custom-shape>
        <draw:line draw:style-name="gr38" draw:text-style-name="P20" draw:layer="layout" svg:x1="9.361cm" svg:y1="7.884cm" svg:x2="8.699cm" svg:y2="7.884cm">
          <text:p/>
        </draw:line>
        <draw:connector draw:style-name="gr17" draw:text-style-name="P6" draw:layer="layout" svg:x1="20.465cm" svg:y1="8.702cm" svg:x2="15.151cm" svg:y2="3.917cm" draw:start-shape="id22" draw:start-glue-point="3" draw:end-shape="id23" draw:end-glue-point="1" svg:d="M20465 8702h-2657v-4785h-2657" svg:viewBox="0 0 5315 4786">
          <text:p/>
        </draw:connector>
        <draw:connector draw:style-name="gr17" draw:text-style-name="P6" draw:layer="layout" svg:x1="20.465cm" svg:y1="8.702cm" svg:x2="15.151cm" svg:y2="5.88cm" draw:start-shape="id22" draw:start-glue-point="3" draw:end-shape="id24" draw:end-glue-point="1" svg:d="M20465 8702h-2657v-2822h-2657" svg:viewBox="0 0 5315 2823">
          <text:p/>
        </draw:connector>
        <draw:connector draw:style-name="gr17" draw:text-style-name="P6" draw:layer="layout" svg:x1="20.465cm" svg:y1="8.702cm" svg:x2="15.171cm" svg:y2="7.857cm" draw:start-shape="id22" draw:start-glue-point="3" draw:end-shape="id25" draw:end-glue-point="1" svg:d="M20465 8702h-2647v-845h-2647" svg:viewBox="0 0 5295 846">
          <text:p/>
        </draw:connector>
        <draw:custom-shape draw:style-name="gr45" draw:text-style-name="P17" draw:layer="layout" svg:width="5.164cm" svg:height="1.586cm" svg:x="3.512cm" svg:y="15.636cm">
          <text:p text:style-name="P5"><text:span text:style-name="T7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6" draw:text-style-name="P17" xml:id="id30" draw:id="id30" draw:layer="layout" svg:width="5.83cm" svg:height="1.586cm" svg:x="9.338cm" svg:y="15.636cm">
          <text:p text:style-name="P5"><text:span text:style-name="T7">Driver DEL</text:span></text:p>
          <draw:enhanced-geometry svg:viewBox="0 0 21600 21600" draw:type="rectangle" draw:enhanced-path="M 0 0 L 21600 0 21600 21600 0 21600 0 0 Z N"/>
        </draw:custom-shape>
        <draw:line draw:style-name="gr38" draw:text-style-name="P20" draw:layer="layout" svg:x1="9.359cm" svg:y1="16.404cm" svg:x2="8.697cm" svg:y2="16.404cm">
          <text:p/>
        </draw:line>
        <draw:frame draw:style-name="gr39" draw:text-style-name="P22" draw:layer="layout" svg:width="1.192cm" svg:height="1.119cm" svg:x="1.397cm" svg:y="15.424cm">
          <draw:text-box>
            <text:p text:style-name="P21"><text:span text:style-name="T9">+</text:span></text:p>
          </draw:text-box>
        </draw:frame>
        <draw:line draw:style-name="gr38" draw:text-style-name="P20" draw:layer="layout" svg:x1="3.533cm" svg:y1="16.178cm" svg:x2="1cm" svg:y2="16.18cm">
          <text:p/>
        </draw:line>
        <draw:line draw:style-name="gr38" draw:text-style-name="P20" draw:layer="layout" svg:x1="3.512cm" svg:y1="16.694cm" svg:x2="1cm" svg:y2="16.708cm">
          <text:p/>
        </draw:line>
        <draw:line draw:style-name="gr38" draw:text-style-name="P20" draw:layer="layout" svg:x1="3.516cm" svg:y1="13.158cm" svg:x2="1cm" svg:y2="13.158cm">
          <text:p/>
        </draw:line>
        <draw:frame draw:style-name="gr29" draw:text-style-name="P19" draw:layer="layout" svg:width="1.589cm" svg:height="5.927cm" svg:x="1cm" svg:y="5.682cm">
          <draw:text-box>
            <text:p text:style-name="P18"><text:span text:style-name="T8">.</text:span></text:p>
            <text:p text:style-name="P18"><text:span text:style-name="T8">.</text:span></text:p>
            <text:p text:style-name="P18"><text:span text:style-name="T8">.</text:span></text:p>
          </draw:text-box>
        </draw:frame>
        <draw:line draw:style-name="gr38" draw:text-style-name="P20" draw:layer="layout" svg:x1="9.342cm" svg:y1="9.609cm" svg:x2="8.68cm" svg:y2="9.609cm">
          <text:p/>
        </draw:line>
        <draw:connector draw:style-name="gr17" draw:text-style-name="P6" draw:layer="layout" svg:x1="20.465cm" svg:y1="8.702cm" svg:x2="15.168cm" svg:y2="9.646cm" draw:start-shape="id22" draw:start-glue-point="3" draw:end-shape="id26" draw:end-glue-point="1" svg:d="M20465 8702h-2649v944h-2648" svg:viewBox="0 0 5298 945">
          <text:p/>
        </draw:connector>
        <draw:custom-shape draw:style-name="gr43" draw:text-style-name="P24" xml:id="id27" draw:id="id27" draw:layer="layout" svg:width="5.826cm" svg:height="1.435cm" svg:x="9.342cm" svg:y="10.59cm">
          <text:p text:style-name="P23"><text:span text:style-name="T2">Circuit d’activation de charge</text:span></text:p>
          <draw:enhanced-geometry svg:viewBox="0 0 21600 21600" draw:type="rectangle" draw:enhanced-path="M 0 0 L 21600 0 21600 21600 0 21600 0 0 Z N"/>
        </draw:custom-shape>
        <draw:custom-shape draw:style-name="gr43" draw:text-style-name="P24" xml:id="id28" draw:id="id28" draw:layer="layout" svg:width="5.826cm" svg:height="1.435cm" svg:x="9.342cm" svg:y="12.252cm">
          <text:p text:style-name="P23"><text:span text:style-name="T2">Circuit de désactivation de charge</text:span></text:p>
          <draw:enhanced-geometry svg:viewBox="0 0 21600 21600" draw:type="rectangle" draw:enhanced-path="M 0 0 L 21600 0 21600 21600 0 21600 0 0 Z N"/>
        </draw:custom-shape>
        <draw:connector draw:style-name="gr17" draw:text-style-name="P6" draw:layer="layout" svg:x1="20.465cm" svg:y1="8.702cm" svg:x2="15.168cm" svg:y2="11.307cm" draw:start-shape="id22" draw:start-glue-point="3" draw:end-shape="id27" draw:end-glue-point="1" svg:d="M20465 8702h-2649v2605h-2648" svg:viewBox="0 0 5298 2606">
          <text:p/>
        </draw:connector>
        <draw:connector draw:style-name="gr17" draw:text-style-name="P6" draw:layer="layout" svg:x1="20.465cm" svg:y1="8.702cm" svg:x2="15.168cm" svg:y2="12.969cm" draw:start-shape="id22" draw:start-glue-point="3" draw:end-shape="id28" svg:d="M20465 8702h-2649v4267h-2648" svg:viewBox="0 0 5298 4268">
          <text:p/>
        </draw:connector>
        <draw:line draw:style-name="gr38" draw:text-style-name="P20" draw:layer="layout" svg:x1="9.343cm" svg:y1="11.346cm" svg:x2="8.681cm" svg:y2="11.346cm">
          <text:p/>
        </draw:line>
        <draw:line draw:style-name="gr38" draw:text-style-name="P20" draw:layer="layout" svg:x1="9.343cm" svg:y1="13.007cm" svg:x2="8.681cm" svg:y2="13.007cm">
          <text:p/>
        </draw:line>
        <draw:line draw:style-name="gr47" draw:text-style-name="P20" draw:layer="layout" svg:x1="3.534cm" svg:y1="14.743cm" svg:x2="1.001cm" svg:y2="14.745cm">
          <text:p/>
        </draw:line>
        <draw:connector draw:style-name="gr17" draw:text-style-name="P6" draw:layer="layout" svg:x1="23.179cm" svg:y1="9.986cm" svg:x2="15.168cm" svg:y2="14.669cm" draw:start-shape="id22" draw:start-glue-point="2" draw:end-shape="id29" draw:end-glue-point="1" svg:d="M23179 9986v4683h-8011" svg:viewBox="0 0 8012 4684">
          <text:p/>
        </draw:connector>
        <draw:connector draw:style-name="gr17" draw:text-style-name="P6" draw:layer="layout" svg:x1="23.179cm" svg:y1="9.986cm" svg:x2="15.168cm" svg:y2="16.429cm" draw:start-shape="id22" draw:start-glue-point="2" draw:end-shape="id30" draw:end-glue-point="1" svg:d="M23179 9986v6443h-8011" svg:viewBox="0 0 8012 6444">
          <text:p/>
        </draw:connector>
        <draw:custom-shape draw:style-name="gr48" draw:text-style-name="P17" draw:layer="layout" svg:width="5.164cm" svg:height="2.129cm" svg:x="3.529cm" svg:y="17.524cm">
          <text:p text:style-name="P5"><text:span text:style-name="T7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9" draw:text-style-name="P17" xml:id="id31" draw:id="id31" draw:layer="layout" svg:width="5.83cm" svg:height="2.129cm" svg:x="9.355cm" svg:y="17.524cm">
          <text:p text:style-name="P5"><text:span text:style-name="T7">Circuit de lecture de tension de la batterie</text:span></text:p>
          <draw:enhanced-geometry svg:viewBox="0 0 21600 21600" draw:type="rectangle" draw:enhanced-path="M 0 0 L 21600 0 21600 21600 0 21600 0 0 Z N"/>
        </draw:custom-shape>
        <draw:line draw:style-name="gr38" draw:text-style-name="P20" draw:layer="layout" svg:x1="9.376cm" svg:y1="18.292cm" svg:x2="8.714cm" svg:y2="18.292cm">
          <text:p/>
        </draw:line>
        <draw:line draw:style-name="gr50" draw:text-style-name="P20" draw:layer="layout" svg:x1="3.549cm" svg:y1="18.066cm" svg:x2="1.016cm" svg:y2="18.068cm">
          <text:p/>
        </draw:line>
        <draw:line draw:style-name="gr50" draw:text-style-name="P20" draw:layer="layout" svg:x1="3.528cm" svg:y1="18.657cm" svg:x2="1.016cm" svg:y2="18.671cm">
          <text:p/>
        </draw:line>
        <draw:frame draw:style-name="gr39" draw:text-style-name="P22" draw:layer="layout" svg:width="1.059cm" svg:height="1.119cm" svg:x="1.529cm" svg:y="17.313cm">
          <draw:text-box>
            <text:p text:style-name="P21"><text:span text:style-name="T9">+</text:span></text:p>
          </draw:text-box>
        </draw:frame>
        <draw:frame draw:style-name="gr39" draw:text-style-name="P22" draw:layer="layout" svg:width="1.192cm" svg:height="1.119cm" svg:x="1.529cm" svg:y="16.557cm">
          <draw:text-box>
            <text:p text:style-name="P21"><text:span text:style-name="T9">-</text:span></text:p>
          </draw:text-box>
        </draw:frame>
        <draw:frame draw:style-name="gr39" draw:text-style-name="P22" draw:layer="layout" svg:width="1.192cm" svg:height="1.119cm" svg:x="1.529cm" svg:y="18.522cm">
          <draw:text-box>
            <text:p text:style-name="P21"><text:span text:style-name="T9">-</text:span></text:p>
          </draw:text-box>
        </draw:frame>
        <draw:connector draw:style-name="gr17" draw:text-style-name="P6" draw:layer="layout" svg:x1="23.179cm" svg:y1="9.986cm" svg:x2="15.185cm" svg:y2="18.588cm" draw:start-shape="id22" draw:start-glue-point="2" draw:end-shape="id31" draw:end-glue-point="1" svg:d="M23179 9986v8602h-7994" svg:viewBox="0 0 7995 8603">
          <text:p/>
        </draw:connector>
      </draw:page>
      <draw:page draw:name="page5" draw:style-name="dp1" draw:master-page-name="Default">
        <draw:custom-shape draw:style-name="gr51" draw:text-style-name="P3" draw:layer="layout" svg:width="22.907cm" svg:height="6.948cm" svg:x="2.589cm" svg:y="2.73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4" draw:text-style-name="P4" xml:id="id32" draw:id="id32" draw:layer="layout" svg:width="5.429cm" svg:height="2.568cm" svg:x="19.141cm" svg:y="4.775cm">
          <text:p text:style-name="P5">STM32F446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5.296cm" svg:height="1.36cm" svg:x="3.383cm" svg:y="7.645cm">
          <text:p text:style-name="P5"><text:span text:style-name="T7">Connecteur</text:span></text:p>
          <text:p text:style-name="P5"><text:span text:style-name="T7">CAN</text:span></text:p>
          <draw:enhanced-geometry svg:viewBox="0 0 21600 21600" draw:type="rectangle" draw:enhanced-path="M 0 0 L 21600 0 21600 21600 0 21600 0 0 Z N"/>
        </draw:custom-shape>
        <draw:custom-shape draw:style-name="gr30" draw:text-style-name="P17" draw:layer="layout" svg:width="5.296cm" svg:height="1.36cm" svg:x="3.383cm" svg:y="6.134cm">
          <text:p text:style-name="P5"><text:span text:style-name="T7">Connecteur</text:span></text:p>
          <text:p text:style-name="P5"><text:span text:style-name="T7">CAN</text:span></text:p>
          <draw:enhanced-geometry svg:viewBox="0 0 21600 21600" draw:type="rectangle" draw:enhanced-path="M 0 0 L 21600 0 21600 21600 0 21600 0 0 Z N"/>
        </draw:custom-shape>
        <draw:line draw:style-name="gr32" draw:text-style-name="P20" draw:layer="layout" svg:x1="1cm" svg:y1="6.89cm" svg:x2="3.383cm" svg:y2="6.89cm">
          <text:p/>
        </draw:line>
        <draw:frame draw:style-name="gr21" draw:text-style-name="P15" draw:layer="layout" svg:width="25.94cm" svg:height="1.97cm" svg:x="0.998cm" svg:y="0.759cm">
          <draw:text-box>
            <text:p text:style-name="P14"><text:span text:style-name="T6">Lecteur de courant</text:span></text:p>
          </draw:text-box>
        </draw:frame>
        <draw:line draw:style-name="gr32" draw:text-style-name="P20" draw:layer="layout" svg:x1="3.383cm" svg:y1="8.325cm" svg:x2="1cm" svg:y2="8.325cm">
          <text:p/>
        </draw:line>
        <draw:custom-shape draw:style-name="gr52" draw:text-style-name="P17" draw:layer="layout" svg:width="5.31cm" svg:height="2.629cm" svg:x="3.383cm" svg:y="3.265cm">
          <text:p text:style-name="P5"><text:span text:style-name="T7">Connecteur 2 position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53" draw:text-style-name="P17" xml:id="id33" draw:id="id33" draw:layer="layout" svg:width="5.83cm" svg:height="2.629cm" svg:x="9.355cm" svg:y="3.265cm">
          <text:p text:style-name="P5"><text:span text:style-name="T7">Circuit de lecture de tension de la résistance de mesur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38" draw:text-style-name="P20" draw:layer="layout" svg:x1="9.376cm" svg:y1="4.774cm" svg:x2="8.714cm" svg:y2="4.774cm">
          <text:p/>
        </draw:line>
        <draw:line draw:style-name="gr50" draw:text-style-name="P20" draw:layer="layout" svg:x1="3.382cm" svg:y1="4.096cm" svg:x2="1.016cm" svg:y2="4.096cm">
          <text:p/>
        </draw:line>
        <draw:line draw:style-name="gr50" draw:text-style-name="P20" draw:layer="layout" svg:x1="3.382cm" svg:y1="4.927cm" svg:x2="1.016cm" svg:y2="4.927cm">
          <text:p/>
        </draw:line>
        <draw:frame draw:style-name="gr39" draw:text-style-name="P22" draw:layer="layout" svg:width="1.059cm" svg:height="1.119cm" svg:x="1.529cm" svg:y="3.401cm">
          <draw:text-box>
            <text:p text:style-name="P21"><text:span text:style-name="T9">+</text:span></text:p>
          </draw:text-box>
        </draw:frame>
        <draw:frame draw:style-name="gr39" draw:text-style-name="P22" draw:layer="layout" svg:width="1.192cm" svg:height="1.119cm" svg:x="1.662cm" svg:y="4.761cm">
          <draw:text-box>
            <text:p text:style-name="P21"><text:span text:style-name="T9">-</text:span></text:p>
          </draw:text-box>
        </draw:frame>
        <draw:custom-shape draw:style-name="gr54" draw:text-style-name="P24" xml:id="id34" draw:id="id34" draw:layer="layout" svg:width="5.826cm" svg:height="2.87cm" svg:x="9.342cm" svg:y="6.134cm">
          <text:p text:style-name="P23"><text:span text:style-name="T2">Driver</text:span></text:p>
          <text:p text:style-name="P23"><text:span text:style-name="T2">CAN</text:span></text:p>
          <text:p text:style-name="P23"><text:span text:style-name="T2">Mas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17" draw:text-style-name="P6" draw:layer="layout" svg:x1="19.141cm" svg:y1="6.059cm" svg:x2="15.185cm" svg:y2="4.579cm" draw:start-shape="id32" draw:start-glue-point="3" draw:end-shape="id33" draw:end-glue-point="1" svg:d="M19141 6059h-1978v-1480h-1978" svg:viewBox="0 0 3957 1481">
          <text:p/>
        </draw:connector>
        <draw:connector draw:style-name="gr17" draw:text-style-name="P6" draw:layer="layout" svg:x1="19.141cm" svg:y1="6.059cm" svg:x2="15.168cm" svg:y2="7.569cm" draw:start-shape="id32" draw:start-glue-point="3" draw:end-shape="id34" draw:end-glue-point="1" svg:d="M19141 6059h-1987v1510h-1986" svg:viewBox="0 0 3974 1511">
          <text:p/>
        </draw:connector>
        <draw:line draw:style-name="gr38" draw:text-style-name="P20" draw:layer="layout" svg:x1="9.342cm" svg:y1="6.89cm" svg:x2="8.68cm" svg:y2="6.89cm">
          <text:p/>
        </draw:line>
        <draw:line draw:style-name="gr38" draw:text-style-name="P20" draw:layer="layout" svg:x1="9.342cm" svg:y1="8.325cm" svg:x2="8.68cm" svg:y2="8.32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erif1" svg:font-family="'Liberation Serif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CA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5-21T15:23:26.959865023</meta:creation-date>
    <meta:generator>LibreOffice/5.2.7.2$Windows_x86 LibreOffice_project/2b7f1e640c46ceb28adf43ee075a6e8b8439ed10</meta:generator>
    <dc:date>2017-05-23T19:30:45.384000000</dc:date>
    <meta:editing-duration>PT1H27M18S</meta:editing-duration>
    <meta:editing-cycles>22</meta:editing-cycles>
    <meta:document-statistic meta:object-count="158"/>
  </office:meta>
</office:document-meta>
</file>